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caseDocumentModul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DocumentModule.getAttribute( String name , Configuration modeConf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